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zxx" fo:country="none" style:font-size-asian="12pt" style:language-asian="zxx" style:country-asian="none"/>
    </style:style>
    <style:style style:name="P5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fo:language="zxx" fo:country="none" style:font-size-asian="12pt" style:language-asian="zxx" style:country-asian="none"/>
    </style:style>
    <style:style style:name="P8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fo:language="zxx" fo:country="none" style:font-size-asian="12pt" style:language-asian="zxx" style:country-asian="none"/>
    </style:style>
    <style:style style:name="P9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11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T1" style:family="text">
      <style:text-properties fo:font-size="12pt" style:text-underline-style="solid" style:text-underline-width="auto" style:text-underline-color="font-colo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style:font-name="Arial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%#include </text:span><text:span text:style-name="T8">enTetesDecisionRFM</text:span><text:span text:style-name="T7">#%</text:span></text:p>
      <text:p text:style-name="P2"/>
      <text:p text:style-name="P5">%=RAPPEL=%</text:p>
      <text:p text:style-name="P2"/>
      <text:p text:style-name="P2"/>
      <text:p text:style-name="P6">%=OBJET=%</text:p>
      <text:p text:style-name="P4"/>
      <text:p text:style-name="P3"/>
      <text:p text:style-name="P3">%=TITRE=%</text:p>
      <text:p text:style-name="P7"/>
      <text:p text:style-name="P9">%=DATE_ENVOI=%</text:p>
      <text:p text:style-name="P9"/>
      <text:p text:style-name="P9">%=ATTENTE=%</text:p>
      <text:p text:style-name="P9"/>
      <text:p text:style-name="P9">%=DATE_RETOUR=%</text:p>
      <text:p text:style-name="P9"/>
      <text:p text:style-name="P9">%=REFUS=%</text:p>
      <text:p text:style-name="P9"/>
      <text:p text:style-name="P9">%=SALUTATIONS=%</text:p>
      <text:p text:style-name="P10"/>
      <text:p text:style-name="P8"/>
      <text:p text:style-name="P12"><text:tab/><text:span text:style-name="T5">%#</text:span><text:span text:style-name="T6">include <text:s/>signatureRFM</text:span><text:span text:style-name="T5">#%</text:span></text:p>
      <text:p text:style-name="P10"/>
      <text:p text:style-name="P10"/>
      <text:p text:style-name="P11"><text:span text:style-name="T1">%=ANNEXE=%</text:span><text:span text:style-name="T2"> : %=MENTIONN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draw:marker draw:name="msArrowStealthEnd_20_6" draw:display-name="msArrowStealthEnd 6" svg:viewBox="0 0 210 350" svg:d="m105 0 105 350-105-140-105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30:00</meta:creation-date>
    <dc:creator>Mike Boillat</dc:creator>
    <dc:date>2013-08-13T18:21:15</dc:date>
    <meta:print-date>2009-06-15T14:37:00</meta:print-date>
    <meta:editing-cycles>11</meta:editing-cycles>
    <meta:editing-duration>PT23H0M33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553504477</meta:user-defined>
    <meta:document-statistic meta:table-count="0" meta:image-count="0" meta:object-count="0" meta:page-count="1" meta:paragraph-count="11" meta:word-count="16" meta:character-count="174"/>
  </office:meta>
</office:document-meta>
</file>